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2pt" style:font-size-asian="12pt" style:font-size-complex="12pt"/>
    </style:style>
    <style:style style:name="P2" style:family="paragraph" style:parent-style-name="Heading_20_3">
      <style:text-properties fo:font-size="12pt" style:font-size-asian="12pt" style:font-size-complex="12pt"/>
    </style:style>
    <style:style style:name="P3" style:family="paragraph" style:parent-style-name="Text_20_body" style:list-style-name="L1">
      <style:text-properties fo:font-size="12pt" style:font-size-asian="12pt" style:font-size-complex="12pt"/>
    </style:style>
    <style:style style:name="P4" style:family="paragraph" style:parent-style-name="Horizontal_20_Line">
      <style:text-properties fo:font-size="12pt" style:font-size-asian="12pt" style:font-size-complex="12pt"/>
    </style:style>
    <style:style style:name="P5" style:family="paragraph" style:parent-style-name="Text_20_body" style:list-style-name="L2">
      <style:text-properties fo:font-size="12pt" style:font-size-asian="12pt" style:font-size-complex="12pt"/>
    </style:style>
    <style:style style:name="P6" style:family="paragraph" style:parent-style-name="Text_20_body" style:list-style-name="L3">
      <style:text-properties fo:font-size="12pt" style:font-size-asian="12pt" style:font-size-complex="12pt"/>
    </style:style>
    <style:style style:name="P7" style:family="paragraph" style:parent-style-name="Heading_20_3">
      <style:paragraph-properties fo:break-before="page"/>
      <style:text-properties fo:font-size="12pt" style:font-size-asian="12pt" style:font-size-complex="12pt"/>
    </style:style>
    <style:style style:name="P8" style:family="paragraph" style:parent-style-name="Text_20_body" style:list-style-name="L4">
      <style:text-properties fo:font-size="12pt" style:font-size-asian="12pt" style:font-size-complex="12pt"/>
    </style:style>
    <style:style style:name="P9" style:family="paragraph" style:parent-style-name="Heading_20_3">
      <style:text-properties fo:font-size="12pt" officeooo:paragraph-rsid="0014aaf0" style:font-size-asian="12pt" style:font-size-complex="12pt"/>
    </style:style>
    <style:style style:name="P10" style:family="paragraph" style:parent-style-name="Text_20_body" style:list-style-name="L5">
      <style:text-properties fo:font-size="12pt" style:font-size-asian="12pt" style:font-size-complex="12pt"/>
    </style:style>
    <style:style style:name="P11" style:family="paragraph" style:parent-style-name="Text_20_body" style:list-style-name="L6">
      <style:text-properties fo:font-size="12pt" style:font-size-asian="12pt" style:font-size-complex="12pt"/>
    </style:style>
    <style:style style:name="P12" style:family="paragraph" style:parent-style-name="Text_20_body" style:list-style-name="L7">
      <style:text-properties fo:font-size="12pt" style:font-size-asian="12pt" style:font-size-complex="12pt"/>
    </style:style>
    <style:style style:name="P13" style:family="paragraph" style:parent-style-name="Text_20_body" style:list-style-name="L8">
      <style:text-properties fo:font-size="12pt" style:font-size-asian="12pt" style:font-size-complex="12pt"/>
    </style:style>
    <style:style style:name="P14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etaillierte Beschreibung der Anwendungsschritte</text:h>
      <text:h text:style-name="P2" text:outline-level="3">1. Login / Check-in (Kellner)</text:h>
      <text:p text:style-name="Text_20_body"><text:span text:style-name="Strong_20_Emphasis"><text:span text:style-name="T1">Ablauf:</text:span></text:span></text:p>
      <text:list text:style-name="L1">
        <text:list-item>
          <text:p text:style-name="P3">Der Kellner startet die App auf einem Arbeitsgerät (z. B. Tablet oder Smartphone).</text:p>
        </text:list-item>
        <text:list-item>
          <text:p text:style-name="P3">Es erscheint eine Login-Maske zur Eingabe der persönlichen ID-Nummer und des Passworts.</text:p>
        </text:list-item>
        <text:list-item>
          <text:p text:style-name="P3">Nach erfolgreichem Login wird der Kellner auf das Haupt-Dashboard weitergeleitet.</text:p>
        </text:list-item>
      </text:list>
      <text:p text:style-name="P4"/>
      <text:h text:style-name="P2" text:outline-level="3">2. Tisch-Auswahl oder -Erstellung</text:h>
      <text:p text:style-name="Text_20_body"><text:span text:style-name="Strong_20_Emphasis"><text:span text:style-name="T1">Ablauf:</text:span></text:span></text:p>
      <text:list text:style-name="L2">
        <text:list-item>
          <text:p text:style-name="P5">Im Dashboard wird eine Übersicht aller vorhandenen Tische angezeigt.</text:p>
        </text:list-item>
        <text:list-item>
          <text:p text:style-name="P5">Jeder Tisch ist mit einer festen Nummer gekennzeichnet, die vom Betrieb vergeben wurde.</text:p>
        </text:list-item>
        <text:list-item>
          <text:p text:style-name="P5">Wenn ein Tisch neu besetzt wird, kann der Kellner diesen Tisch aktivieren oder eine neue Bestellung für diesen Tisch starten.</text:p>
        </text:list-item>
        <text:list-item>
          <text:p text:style-name="P5">Es ist nicht möglich, neue Tischnummern zu vergeben – nur bereits vorhandene Tische können ausgewählt werden.</text:p>
        </text:list-item>
      </text:list>
      <text:p text:style-name="P4"/>
      <text:h text:style-name="P2" text:outline-level="3">3. Bestellung aufnehmen</text:h>
      <text:p text:style-name="Text_20_body"><text:span text:style-name="Strong_20_Emphasis"><text:span text:style-name="T1">Ablauf:</text:span></text:span></text:p>
      <text:list text:style-name="L3">
        <text:list-item>
          <text:p text:style-name="P6">Nach Auswahl eines Tisches öffnet sich die digitale Speisekarte.</text:p>
        </text:list-item>
        <text:list-item>
          <text:p text:style-name="P6">Die Speisekarte ist in Kategorien unterteilt (z. B. Getränke, Vorspeisen, Hauptgerichte, Desserts).</text:p>
        </text:list-item>
        <text:list-item>
          <text:p text:style-name="P6">Der Kellner wählt die gewünschten Artikel aus und fügt sie einem Warenkorb hinzu.</text:p>
        </text:list-item>
        <text:list-item>
          <text:p text:style-name="P6">Optional kann pro Artikel ein Kommentar ergänzt werden (z. B. „ohne Zwiebeln“).</text:p>
        </text:list-item>
        <text:list-item>
          <text:p text:style-name="P6">Die aktuelle Bestellung wird im Warenkorb gesammelt und dort verwaltet (Anzahl ändern, Artikel entfernen, Kommentar hinzufügen).</text:p>
        </text:list-item>
        <text:list-item>
          <text:p text:style-name="P6">Wenn alle gewünschten Artikel hinzugefügt wurden, wird die Bestellung abgesendet.</text:p>
        </text:list-item>
      </text:list>
      <text:p text:style-name="P4"/>
      <text:h text:style-name="P2" text:outline-level="3"/>
      <text:h text:style-name="P7" text:outline-level="3">4. Bestellung absenden</text:h>
      <text:p text:style-name="Text_20_body"><text:span text:style-name="Strong_20_Emphasis"><text:span text:style-name="T1">Ablauf:</text:span></text:span></text:p>
      <text:list text:style-name="L4">
        <text:list-item>
          <text:p text:style-name="P8">Nach dem Absenden wird die Bestellung digital an die Küche bzw. Theke übermittelt.</text:p>
        </text:list-item>
        <text:list-item>
          <text:p text:style-name="P8">Der Status der Bestellung wechselt zu „In Bearbeitung“.</text:p>
        </text:list-item>
        <text:list-item>
          <text:p text:style-name="P8">Der Kellner sieht, dass die Bestellung erfolgreich übermittelt wurde und auf Rückmeldung wartet.</text:p>
        </text:list-item>
      </text:list>
      <text:p text:style-name="P4"/>
      <text:h text:style-name="P9" text:outline-level="3">5. Bearbeitung durch die Küche</text:h>
      <text:p text:style-name="Text_20_body"><text:span text:style-name="Strong_20_Emphasis"><text:span text:style-name="T1">Ablauf:</text:span></text:span></text:p>
      <text:list text:style-name="L5">
        <text:list-item>
          <text:p text:style-name="P10">Die Küche bzw. Theke erhält eine Übersicht aller neuen Bestellungen.</text:p>
        </text:list-item>
        <text:list-item>
          <text:p text:style-name="P10">Für jede Bestellung wird angezeigt:</text:p>
          <text:list>
            <text:list-item>
              <text:p text:style-name="P10">Tisch-Nummer</text:p>
            </text:list-item>
            <text:list-item>
              <text:p text:style-name="P10">Liste der bestellten Artikel mit Kommentaren</text:p>
            </text:list-item>
          </text:list>
        </text:list-item>
        <text:list-item>
          <text:p text:style-name="P10">Die Küche kann die Bestellung entweder annehmen oder ablehnen.</text:p>
        </text:list-item>
        <text:list-item>
          <text:p text:style-name="P10">Wird die Bestellung angenommen, kann sie nach Fertigstellung als „fertig“ markiert werden.</text:p>
        </text:list-item>
        <text:list-item>
          <text:p text:style-name="P10">Wird die Bestellung abgelehnt, kann ein Kommentar mit dem Grund angegeben werden (z. B. „Gericht ausverkauft“).</text:p>
        </text:list-item>
      </text:list>
      <text:p text:style-name="P4"/>
      <text:h text:style-name="P2" text:outline-level="3">6. Benachrichtigung an den Kellner</text:h>
      <text:p text:style-name="Text_20_body"><text:span text:style-name="Strong_20_Emphasis"><text:span text:style-name="T1">Ablauf:</text:span></text:span></text:p>
      <text:list text:style-name="L6">
        <text:list-item>
          <text:p text:style-name="P11">Sobald die Küche eine Bestellung annimmt, erhält der zuständige Kellner eine Benachrichtigung über den aktuellen Status.</text:p>
        </text:list-item>
        <text:list-item>
          <text:p text:style-name="P11">Nach Fertigstellung erhält der Kellner eine Nachricht, dass die Bestellung abgeholt oder serviert werden kann.</text:p>
        </text:list-item>
        <text:list-item>
          <text:p text:style-name="P11">Bei einer Ablehnung der Bestellung wird der Kellner ebenfalls informiert und erhält den Grund angezeigt.</text:p>
        </text:list-item>
      </text:list>
      <text:p text:style-name="P4"/>
      <text:h text:style-name="P2" text:outline-level="3"/>
      <text:h text:style-name="P7" text:outline-level="3">7. Stornieren und Nachbearbeiten</text:h>
      <text:p text:style-name="Text_20_body"><text:span text:style-name="Strong_20_Emphasis"><text:span text:style-name="T1">Ablauf:</text:span></text:span></text:p>
      <text:list text:style-name="L7">
        <text:list-item>
          <text:p text:style-name="P12">Eine bereits abgesendete Bestellung kann vom Kellner storniert werden, z. B. wenn der Gast seine Meinung ändert.</text:p>
        </text:list-item>
        <text:list-item>
          <text:p text:style-name="P12">Beim Stornieren muss ein Grund angegeben werden, entweder aus einer Liste (z. B. „Gast umentschieden“, „Artikel nicht mehr verfügbar“) oder manuell eingetragen.</text:p>
        </text:list-item>
        <text:list-item>
          <text:p text:style-name="P12">Nach einer Stornierung kann eine neue Bestellung für denselben Tisch aufgenommen werden.</text:p>
        </text:list-item>
        <text:list-item>
          <text:p text:style-name="P12">Alle Stornierungen werden in der Bestellhistorie dokumentiert.</text:p>
        </text:list-item>
      </text:list>
      <text:p text:style-name="P4"/>
      <text:h text:style-name="P2" text:outline-level="3">8. Bestellhistorie (optional)</text:h>
      <text:p text:style-name="Text_20_body"><text:span text:style-name="Strong_20_Emphasis"><text:span text:style-name="T1">Ablauf:</text:span></text:span></text:p>
      <text:list text:style-name="L8">
        <text:list-item>
          <text:p text:style-name="P13">Der Kellner (oder ein Administrator) kann die Bestellhistorie eines bestimmten Tisches einsehen.</text:p>
        </text:list-item>
        <text:list-item>
          <text:p text:style-name="P13">In der Historie sind alle abgeschlossenen und stornierten Bestellungen aufgelistet.</text:p>
        </text:list-item>
        <text:list-item>
          <text:p text:style-name="P13">Diese Funktion dient ausschließlich zur Nachverfolgung und Übersicht – eine Bearbeitung von abgeschlossenen Bestellungen ist nicht möglich.</text:p>
        </text:list-item>
      </text:list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08:54:37.536641756</meta:creation-date>
    <dc:date>2025-09-05T08:57:42.430304270</dc:date>
    <meta:editing-duration>PT3M5S</meta:editing-duration>
    <meta:editing-cycles>1</meta:editing-cycles>
    <meta:document-statistic meta:table-count="0" meta:image-count="0" meta:object-count="0" meta:page-count="3" meta:paragraph-count="50" meta:word-count="476" meta:character-count="3269" meta:non-whitespace-character-count="2874"/>
    <meta:generator>LibreOffice/25.2.5.2$Linux_X86_64 LibreOffice_project/520$Build-2</meta:generator>
  </office:meta>
</office:document-meta>
</file>